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mbria" style:font-family-asian="Cambria" style:font-family-complex="Cambria" fo:background-color="transparent" fo:color="#004dbb"/>
    </style:style>
    <style:style style:name="T2" style:family="text">
      <style:text-properties fo:font-size="14.00pt" fo:font-weight="bold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2.00pt" fo:font-weight="bold" fo:font-family="Cambria" style:font-family-asian="Cambria" style:font-family-complex="Cambria" fo:background-color="transparent" fo:color="#004dbb"/>
    </style:style>
    <style:style style:name="T5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6" style:family="text">
      <style:text-properties fo:font-size="12.00pt" fo:font-weight="bold" fo:font-family="Cambria" style:font-family-asian="Cambria" style:font-family-complex="Cambria" fo:background-color="transparent" fo:color="#004dbb"/>
    </style:style>
    <style:style style:name="T7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8" style:family="text">
      <style:text-properties fo:font-size="12.00pt" fo:font-weight="bold" fo:font-family="Cambria" style:font-family-asian="Cambria" style:font-family-complex="Cambria" fo:background-color="transparent" fo:color="#004dbb"/>
    </style:style>
    <style:style style:name="T9" style:family="text">
      <style:text-properties fo:font-size="12.00pt" fo:font-weight="bold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Datos para landing page<text:s/></text:span><text:span text:style-name="T2"/></text:p>
      <text:p text:style-name="P2"><text:span text:style-name="T3">Melissa Alexandra Rodríguez Mirabal</text:span></text:p>
      <text:p text:style-name="P2"><text:span text:style-name="T3">28 años</text:span></text:p>
      <text:p text:style-name="P2"><text:span text:style-name="T3">Fecha de Nacimiento: 26/04/1992</text:span></text:p>
      <text:p text:style-name="P2"><text:span text:style-name="T3">Contactos:</text:span></text:p>
      <text:p text:style-name="P2"><text:span text:style-name="T3">whatsapp: +58424 353 2694 @melirodriguezmirabal melirodriguezmirabal@gmail.com</text:span></text:p>
      <text:p text:style-name="P2"><text:span text:style-name="T3"/></text:p>
      <text:p text:style-name="P2"><text:span text:style-name="T4">FORMACIÓN COMO MEDICO</text:span><text:span text:style-name="T5"/></text:p>
      <text:p text:style-name="P3"><text:span text:style-name="T5">Universidad Nacional Experimental “Rómulo Gallegos” . Sede: San Juan de los Morros. Facultad de Medicina. Escuela Dr. “José Francisco Torrealba”. 1er a 6to año. Cohorte 2009. Periodo académico 2010-2016. Interna de Pregrado Hospital Dr. “Pablo Acosta Ortiz” San Fernando Estado Apure 3er a 6to año. Periodo 2013-2016.</text:span></text:p>
      <text:p text:style-name="P3"><text:span text:style-name="T5">ü Obtención del título como médico cirujano por la UNERG Diciembre 2016</text:span></text:p>
      <text:p text:style-name="P3"><text:span text:style-name="T6">TALLERES Y CERTIFICADOS</text:span></text:p>
      <text:p text:style-name="P3"><text:span text:style-name="T7">1) Simposio de Antibióticos Básicos y Aplicación Clínica. Universidad de Carabobo sede Aragua. 31 de Julio de 2010.</text:span></text:p>
      <text:p text:style-name="P3"><text:span text:style-name="T7">2) Taller de conocimientos básicos del instrumental quirúrgico, drenes, heridas y suturas. San Juan de los Morros Edo Guárico, 17 de Noviembre de 2012.</text:span></text:p>
      <text:p text:style-name="P3"><text:span text:style-name="T7">3) Curso de Intubación Orotraqueal. Fundación Reforzando Conocimientos, Curso Avanzado Paramédico (C.A.P). Caracas 30 de Agosto 2013.</text:span></text:p>
      <text:p text:style-name="P3"><text:span text:style-name="T7">4) Curso Tópicos Gineco-Obstetricos. Sociedad de Obstetricia y Ginecología de Venezuela. San Fernando de Apure 12 de Octubre 2013.</text:span></text:p>
      <text:p text:style-name="P3"><text:span text:style-name="T7">5) Pasantías realizadas en el Instituto Venezolano de Investigaciones Científicas (IVIC), Laboratorio de Genómica de Enfermedades Musculares en el Centro de Biología Estructural en la categoría de Estudiante en Entrenamiento y Laboratorio de Patología Celular y Molecular del Centro de Medicina Experimental en la categoría de Estudiante Visitante. </text:span></text:p>
      <text:p text:style-name="P3"><text:span text:style-name="T7">6) Curso de actualización pediátrica. SVPP Filial Apure. San Fernando de Apure 29 de Julio 2016.</text:span></text:p>
      <text:p text:style-name="P3"><text:span text:style-name="T7">7) Curso avanzado de ingles en la International Language School Venezuela. 2013-2016</text:span></text:p>
      <text:p text:style-name="P3"><text:span text:style-name="T7">8) Curso de electrocardiografía. Departamento de Medicina Interna HPAO. San Fernando de Apure Septiembre 2016.</text:span></text:p>
      <text:p text:style-name="P3"><text:span text:style-name="T7">9) Diplomado en Ecografía Integral Universidad de Carabobo 2018.</text:span></text:p>
      <text:p text:style-name="P3"><text:span text:style-name="T7">EXPERIENCIA LABORAL</text:span></text:p>
      <text:p text:style-name="P3"><text:span text:style-name="T7">ü Médico rural Ambulatorio Leonardo Ruiz Pineda desde Enero hasta Octubre 2017</text:span></text:p>
      <text:p text:style-name="P3"><text:span text:style-name="T7">ü Medico suplente en Unidad Medico Quirúrgica Chiquinquira Enero 2017-Junio 2018</text:span></text:p>
      <text:p text:style-name="P3"><text:span text:style-name="T7">ü Medico suplente en Centro Médico Guadalupe Octubre 2017-Diembre 2018</text:span></text:p>
      <text:p text:style-name="P3"><text:span text:style-name="T7">ü Médico residente en el servicio de medicina interna HPAO Octubre 2017- Julio 2018.</text:span></text:p>
      <text:p text:style-name="P3"><text:span text:style-name="T7">ü Medico ecografista en Unidad Medica Ambulatoria (UMA) desde febrero 2019 hasta la actualidad.</text:span></text:p>
      <text:p text:style-name="P3"><text:span text:style-name="T7">ü Medico ecografista en Prosalud desde mayo 2019 hasta la actualidad.</text:span></text:p>
      <text:p text:style-name="P3"><text:span text:style-name="T8">SERVICIOS QUE OFRECER</text:span><text:span text:style-name="T9"/></text:p>
      <text:p text:style-name="P3"><text:span text:style-name="T10">Dra Melissa Rodriguez </text:span></text:p>
      <text:p text:style-name="P3"><text:span text:style-name="T10">Consulta ecografia integral</text:span></text:p>
      <text:p text:style-name="P3"><text:span text:style-name="T10">Ecografías:</text:span></text:p>
      <text:p text:style-name="P3"><text:span text:style-name="T10">▪️Abdominal</text:span></text:p>
      <text:p text:style-name="P3"><text:span text:style-name="T10">▪️Renal</text:span></text:p>
      <text:p text:style-name="P3"><text:span text:style-name="T10">▪️Tiroidea</text:span></text:p>
      <text:p text:style-name="P3"><text:span text:style-name="T10">▪️Mamario</text:span></text:p>
      <text:p text:style-name="P3"><text:span text:style-name="T10">▪️Pélvica</text:span></text:p>
      <text:p text:style-name="P3"><text:span text:style-name="T10">▪️Prostatico y testicular</text:span></text:p>
      <text:p text:style-name="P3"><text:span text:style-name="T10">Atención!! </text:span></text:p>
      <text:p text:style-name="P3"><text:span text:style-name="T10">Horarios: </text:span></text:p>
      <text:p text:style-name="P3"><text:span text:style-name="T10">Lunes a Viernes.<text:s text:c="2"/>8am-12pm (previa cita) </text:span></text:p>
      <text:p text:style-name="P3"><text:span text:style-name="T10">Consultorios: Centro comercial genesis, planta baja, (UMA). Prosalud: detras del saime, al lado de la antigua discoteca mistergoh. </text:span></text:p>
      <text:p text:style-name="P3"><text:span text:style-name="T10">Tlf: 0424 353 2694</text:span></text:p>
      <text:p text:style-name="P3"><text:span text:style-name="T10"/></text:p>
      <text:p text:style-name="P3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